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15a" officeooo:paragraph-rsid="001931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eth <text:s/>--syncmode "light" --cache 1024 console</text:p>
      <text:p text:style-name="P1">geth –syncmode “fast” –cache 1024 console</text:p>
      <text:p text:style-name="P1"/>
      <text:p text:style-name="P1">geth account list</text:p>
      <text:p text:style-name="P1">geth –renkeby account list</text:p>
      <text:p text:style-name="P1"/>
      <text:p text:style-name="P1">geth –rinkeby –rpc –rpcapi db,eth,net,web3,personal console</text:p>
      <text:p text:style-name="P1">geth attach ipc:/root/.ethereum/geth.ipc</text:p>
      <text:p text:style-name="P1"/>
      <text:p text:style-name="P1"/>
      <text:p text:style-name="P1">docker run -it ethereum/own <text:s/>geth attach ipc:/root/.ethereum/geth.ip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09:02:22.843773156</meta:creation-date>
    <meta:editing-duration>PT1M52S</meta:editing-duration>
    <meta:editing-cycles>2</meta:editing-cycles>
    <meta:generator>LibreOffice/6.4.7.2$Linux_X86_64 LibreOffice_project/40$Build-2</meta:generator>
    <dc:date>2022-01-07T09:03:56.236152184</dc:date>
    <meta:document-statistic meta:table-count="0" meta:image-count="0" meta:object-count="0" meta:page-count="1" meta:paragraph-count="7" meta:word-count="37" meta:character-count="297" meta:non-whitespace-character-count="267"/>
  </office:meta>
</office:document-meta>
</file>